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15">
          <table:table-cell table:number-columns-repeated="14"/>
        </table:table-row>
        <table:table-row table:style-name="ro1">
          <table:table-cell/>
          <table:table-cell office:value-type="string" calcext:value-type="string">
            <text:p>M sat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t (m)</text:p>
          </table:table-cell>
          <table:table-cell office:value-type="string" calcext:value-type="string">
            <text:p>Estrutura</text:p>
          </table:table-cell>
          <table:table-cell office:value-type="string" calcext:value-type="string">
            <text:p>h sensor (m)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*Msat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 – Nd Msat</text:p>
          </table:table-cell>
          <table:table-cell office:value-type="string" calcext:value-type="string">
            <text:p>Hoff exp</text:p>
          </table:table-cell>
          <table:table-cell office:value-type="string" calcext:value-type="string">
            <text:p>Lim inf</text:p>
          </table:table-cell>
          <table:table-cell office:value-type="string" calcext:value-type="string">
            <text:p>Lim sup</text:p>
          </table:table-cell>
          <table:table-cell/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2970.066" calcext:value-type="float">
            <text:p>2970.066</text:p>
          </table:table-cell>
          <table:table-cell table:formula="of:=4*10^-9" office:value-type="float" office:value="0.000000004" calcext:value-type="float">
            <text:p>0.000000004</text:p>
          </table:table-cell>
          <table:table-cell office:value-type="string" calcext:value-type="string">
            <text:p>SV3 – 2</text:p>
          </table:table-cell>
          <table:table-cell table:formula="of:=2*10^-6" office:value-type="float" office:value="0.000002" calcext:value-type="float">
            <text:p>0.000002</text:p>
          </table:table-cell>
          <table:table-cell table:formula="of:=4*PI()*[.$D$17]/[.F17]" office:value-type="float" office:value="0.0251327412287183" calcext:value-type="float">
            <text:p>0.0251327412</text:p>
          </table:table-cell>
          <table:table-cell table:formula="of:=[.G17]*[.$B$17]" office:value-type="float" office:value="22.1168122812721" calcext:value-type="float">
            <text:p>22.1168122813</text:p>
          </table:table-cell>
          <table:table-cell table:style-name="ce1" table:formula="of:=2*[.$C$17]/[.$B$17]" office:value-type="float" office:value="6.75015" calcext:value-type="float" table:number-columns-spanned="1" table:number-rows-spanned="4">
            <text:p>6.75015</text:p>
          </table:table-cell>
          <table:table-cell table:formula="of:=[.$I$17]-[.H17]" office:value-type="float" office:value="-15.3666622812721" calcext:value-type="float">
            <text:p>-15.3666622813</text:p>
          </table:table-cell>
          <table:table-cell office:value-type="float" office:value="13.0758" calcext:value-type="float">
            <text:p>13.0758</text:p>
          </table:table-cell>
          <table:table-cell table:formula="of:=[.K17]+[.J17]" office:value-type="float" office:value="-2.29086228127215" calcext:value-type="float">
            <text:p>-2.2908622813</text:p>
          </table:table-cell>
          <table:table-cell table:formula="of:=[.K17]-[.J17]" office:value-type="float" office:value="28.4424622812721" calcext:value-type="float">
            <text:p>28.4424622813</text:p>
          </table:table-cell>
          <table:table-cell table:style-name="ce2" office:value-type="string" calcext:value-type="string">
            <text:p>LINEA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3 – 4</text:p>
          </table:table-cell>
          <table:table-cell table:formula="of:=4*10^-6" office:value-type="float" office:value="0.000004" calcext:value-type="float">
            <text:p>0.000004</text:p>
          </table:table-cell>
          <table:table-cell table:formula="of:=4*PI()*[.$D$17]/[.F18]" office:value-type="float" office:value="0.0125663706143592" calcext:value-type="float">
            <text:p>0.0125663706</text:p>
          </table:table-cell>
          <table:table-cell table:formula="of:=[.G18]*[.$B$17]" office:value-type="float" office:value="11.0584061406361" calcext:value-type="float">
            <text:p>11.0584061406</text:p>
          </table:table-cell>
          <table:covered-table-cell table:formula="of:=2*[.$C$17]/[.$B$17]" office:value-type="float" office:value="6.75015" calcext:value-type="float">
            <text:p>6.75015</text:p>
          </table:covered-table-cell>
          <table:table-cell table:formula="of:=[.$I$17]-[.H18]" office:value-type="float" office:value="-4.30825614063607" calcext:value-type="float">
            <text:p>-4.3082561406</text:p>
          </table:table-cell>
          <table:table-cell office:value-type="float" office:value="8.11203" calcext:value-type="float">
            <text:p>8.11203</text:p>
          </table:table-cell>
          <table:table-cell table:formula="of:=[.K18]+[.J18]" office:value-type="float" office:value="3.80377385936393" calcext:value-type="float">
            <text:p>3.8037738594</text:p>
          </table:table-cell>
          <table:table-cell table:formula="of:=[.K18]-[.J18]" office:value-type="float" office:value="12.4202861406361" calcext:value-type="float">
            <text:p>12.4202861406</text:p>
          </table:table-cell>
          <table:table-cell table:style-name="ce2" office:value-type="string" calcext:value-type="string">
            <text:p>LINEA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3 – B</text:p>
          </table:table-cell>
          <table:table-cell table:formula="of:=6.5*10^-6" office:value-type="float" office:value="0.0000065" calcext:value-type="float">
            <text:p>0.0000065</text:p>
          </table:table-cell>
          <table:table-cell table:formula="of:=4*PI()*[.$D$17]/[.F19]" office:value-type="float" office:value="0.00773315114729795" calcext:value-type="float">
            <text:p>0.0077331511</text:p>
          </table:table-cell>
          <table:table-cell table:formula="of:=[.G19]*[.$B$17]" office:value-type="float" office:value="6.8051730096222" calcext:value-type="float">
            <text:p>6.8051730096</text:p>
          </table:table-cell>
          <table:covered-table-cell table:formula="of:=2*[.$C$17]/[.$B$17]" office:value-type="float" office:value="6.75015" calcext:value-type="float">
            <text:p>6.75015</text:p>
          </table:covered-table-cell>
          <table:table-cell table:formula="of:=[.$I$17]-[.H19]" office:value-type="float" office:value="-0.0550230096221993" calcext:value-type="float">
            <text:p>-0.0550230096</text:p>
          </table:table-cell>
          <table:table-cell office:value-type="float" office:value="6.60499" calcext:value-type="float">
            <text:p>6.60499</text:p>
          </table:table-cell>
          <table:table-cell table:formula="of:=[.K19]+[.J19]" office:value-type="float" office:value="6.5499669903778" calcext:value-type="float">
            <text:p>6.5499669904</text:p>
          </table:table-cell>
          <table:table-cell table:formula="of:=[.K19]-[.J19]" office:value-type="float" office:value="6.6600130096222" calcext:value-type="float">
            <text:p>6.6600130096</text:p>
          </table:table-cell>
          <table:table-cell table:style-name="ce2" office:value-type="string" calcext:value-type="string">
            <text:p>LINEAR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V3 – D</text:p>
          </table:table-cell>
          <table:table-cell table:formula="of:=10*10^-6" office:value-type="float" office:value="0.00001" calcext:value-type="float">
            <text:p>0.00001</text:p>
          </table:table-cell>
          <table:table-cell table:formula="of:=4*PI()*[.$D$17]/[.F20]" office:value-type="float" office:value="0.00502654824574367" calcext:value-type="float">
            <text:p>0.0050265482</text:p>
          </table:table-cell>
          <table:table-cell table:formula="of:=[.G20]*[.$B$17]" office:value-type="float" office:value="4.42336245625443" calcext:value-type="float">
            <text:p>4.4233624563</text:p>
          </table:table-cell>
          <table:covered-table-cell table:formula="of:=2*[.$C$17]/[.$B$17]" office:value-type="float" office:value="6.75015" calcext:value-type="float">
            <text:p>6.75015</text:p>
          </table:covered-table-cell>
          <table:table-cell table:formula="of:=[.$I$17]-[.H20]" office:value-type="float" office:value="2.32678754374557" calcext:value-type="float">
            <text:p>2.3267875437</text:p>
          </table:table-cell>
          <table:table-cell office:value-type="float" office:value="9.0602" calcext:value-type="float">
            <text:p>9.0602</text:p>
          </table:table-cell>
          <table:table-cell table:formula="of:=[.K20]-[.J20]" office:value-type="float" office:value="6.73341245625443" calcext:value-type="float">
            <text:p>6.7334124563</text:p>
          </table:table-cell>
          <table:table-cell table:formula="of:=[.K20]+[.J20]" office:value-type="float" office:value="11.3869875437456" calcext:value-type="float">
            <text:p>11.3869875437</text:p>
          </table:table-cell>
          <table:table-cell table:style-name="ce2" office:value-type="string" calcext:value-type="string">
            <text:p>HISTERE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7:48:40.310255797</meta:creation-date>
    <dc:date>2016-05-04T02:25:06.504855613</dc:date>
    <meta:editing-duration>PT3H56M24S</meta:editing-duration>
    <meta:editing-cycles>7</meta:editing-cycles>
    <meta:generator>LibreOffice/4.2.8.2$Linux_X86_64 LibreOffice_project/420m0$Build-2</meta:generator>
    <meta:document-statistic meta:table-count="1" meta:cell-count="55" meta:object-count="0"/>
  </office:meta>
</office:document-meta>
</file>